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6.6917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4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Pinout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16376" table:default-cell-style-name="ce7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Ground pin. Source terminal of low-side power NFET as well as the ground terminal for controller circuit. Connect sensitive VFB to this GND at a single point. </text:p>
          </table:table-cell>
          <table:table-cell table:number-columns-repeated="1638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Switch node connection between high-side NFET and low-side NFET.</text:p>
          </table:table-cell>
          <table:table-cell table:number-columns-repeated="1638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Input voltage supply pin. The drain terminal of high-side power NFET</text:p>
          </table:table-cell>
          <table:table-cell table:number-columns-repeated="1638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Converter feedback input. Connect to output voltage with feedback resistor divider.</text:p>
          </table:table-cell>
          <table:table-cell table:number-columns-repeated="1638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This pin is the enable pin. Float the EN pin to enable. </text:p>
          </table:table-cell>
          <table:table-cell table:number-columns-repeated="1638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OT 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Supply input for the high-side NFET gate drive circuit. Connect a 0.1-μF capacitor between BOOT and SW pins. </text:p>
          </table:table-cell>
          <table:table-cell table:number-columns-repeated="16380"/>
        </table:table-row>
        <table:table-row table:style-name="ro1" table:number-rows-repeated="7">
          <table:table-cell table:style-name="ce5"/>
          <table:table-cell table:number-columns-repeated="16383"/>
        </table:table-row>
        <table:table-row table:style-name="ro3" table:number-rows-repeated="8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ndervoltage Lockout" table:style-name="ta1"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number-columns-repeated="16376" table:default-cell-style-name="ce11"/>
        <table:table-row table:style-name="ro2">
          <table:table-cell table:style-name="ce4" office:value-type="string" calcext:value-type="string">
            <text:p>Undervoltage Lockout</text:p>
          </table:table-cell>
          <table:table-cell table:number-columns-repeated="16383"/>
        </table:table-row>
        <table:table-row table:style-name="ro2">
          <table:table-cell table:style-name="ce10"/>
          <table:table-cell/>
          <table:table-cell table:style-name="ce4" office:value-type="string" calcext:value-type="string">
            <text:p>VSTART (V)</text:p>
          </table:table-cell>
          <table:table-cell table:style-name="ce4" office:value-type="string" calcext:value-type="string">
            <text:p>VSTOP (V)</text:p>
          </table:table-cell>
          <table:table-cell table:style-name="ce4" office:value-type="string" calcext:value-type="string">
            <text:p>VENfalling (V)</text:p>
          </table:table-cell>
          <table:table-cell table:style-name="ce4" office:value-type="string" calcext:value-type="string">
            <text:p>VENrising (V)</text:p>
          </table:table-cell>
          <table:table-cell table:style-name="ce4" office:value-type="string" calcext:value-type="string">
            <text:p>Ip (μA)</text:p>
          </table:table-cell>
          <table:table-cell table:style-name="ce4" office:value-type="string" calcext:value-type="string">
            <text:p>Ih (μA)</text:p>
          </table:table-cell>
          <table:table-cell table:number-columns-repeated="16376"/>
        </table:table-row>
        <table:table-row table:style-name="ro4">
          <table:table-cell table:number-columns-repeated="2"/>
          <table:table-cell table:style-name="ce12" office:value-type="float" office:value="22.2" calcext:value-type="float">
            <text:p>22.2</text:p>
          </table:table-cell>
          <table:table-cell table:style-name="ce12" office:value-type="float" office:value="20.185" calcext:value-type="float">
            <text:p>20.185</text:p>
          </table:table-cell>
          <table:table-cell table:style-name="ce12" office:value-type="float" office:value="1.19" calcext:value-type="float">
            <text:p>1.19</text:p>
          </table:table-cell>
          <table:table-cell table:style-name="ce12" office:value-type="float" office:value="1.22" calcext:value-type="float">
            <text:p>1.2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.55" calcext:value-type="float">
            <text:p>1.55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R4 (Ω)</text:p>
          </table:table-cell>
          <table:table-cell table:style-name="ce4" office:value-type="string" calcext:value-type="string">
            <text:p>R5 (Ω)</text:p>
          </table:table-cell>
          <table:table-cell table:number-columns-repeated="16382"/>
        </table:table-row>
        <table:table-row table:style-name="ro4">
          <table:table-cell table:style-name="ce10" table:formula="of:=([.C3]*([.E3]/[.F3])-[.D3]) / ([.G3]*10^-6 * (1-[.E3]/[.F3]) + [.H3]*10^-6)" office:value-type="float" office:value="937395.397489541" calcext:value-type="float">
            <text:p>937395.397489541</text:p>
          </table:table-cell>
          <table:table-cell table:style-name="ce10" table:formula="of:=([.A5]*[.E3]) / ([.D3] - [.E3] + [.A5] * ([.G3]*10^-6 + [.H3]*10^-6))" office:value-type="float" office:value="52856.9532713037" calcext:value-type="float">
            <text:p>52856.9532713037</text:p>
          </table:table-cell>
          <table:table-cell table:number-columns-repeated="16382"/>
        </table:table-row>
        <table:table-row table:style-name="ro3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4" office:value-type="string" calcext:value-type="string">
            <text:p>R4 Rounded (kΩ)</text:p>
          </table:table-cell>
          <table:table-cell table:style-name="ce4" office:value-type="string" calcext:value-type="string">
            <text:p>R5 Rounded (kΩ)</text:p>
          </table:table-cell>
          <table:table-cell table:number-columns-repeated="16382"/>
        </table:table-row>
        <table:table-row table:style-name="ro4">
          <table:table-cell table:style-name="ce10" table:formula="of:=ORG.LIBREOFFICE.ROUNDSIG([.A5];3)*10^-3" office:value-type="float" office:value="937" calcext:value-type="float">
            <text:p>937</text:p>
          </table:table-cell>
          <table:table-cell table:style-name="ce10" table:formula="of:=ORG.LIBREOFFICE.ROUNDSIG([.B5]; 3)*10^-3" office:value-type="float" office:value="52.9" calcext:value-type="float">
            <text:p>52.9</text:p>
          </table:table-cell>
          <table:table-cell table:number-columns-repeated="16382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3:39:26.4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2T13:41:42.007000000</dc:date>
    <meta:editing-duration>P1DT20H42M14S</meta:editing-duration>
    <meta:editing-cycles>25</meta:editing-cycles>
    <meta:generator>LibreOffice/24.8.0.3$Windows_X86_64 LibreOffice_project/0bdf1299c94fe897b119f97f3c613e9dca6be583</meta:generator>
    <meta:document-statistic meta:table-count="2" meta:cell-count="49" meta:object-count="0"/>
  </office:meta>
</office:document-meta>
</file>